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c9fd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4">
      <style:text-properties style:text-line-through-style="solid" style:text-line-through-type="single"/>
    </style:style>
    <style:style style:name="T1" style:family="text">
      <style:text-properties officeooo:rsid="000c9fd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AI Class Final Project outline</text:span></text:span></text:h>
      <text:h text:style-name="Heading_20_3" text:outline-level="3"><text:span text:style-name="Strong_20_Emphasis">1. Introduction</text:span></text:h>
      <text:list text:style-name="L1">
        <text:list-item>
          <text:p text:style-name="P2">Brief description of the project’s objective</text:p>
        </text:list-item>
        <text:list-item>
          <text:p text:style-name="P2">Overview of the German Credit dataset</text:p>
        </text:list-item>
        <text:list-item>
          <text:p text:style-name="P2">Motivation for using algorithmic decision-making in loan approvals</text:p>
        </text:list-item>
        <text:list-item>
          <text:p text:style-name="P2">Selected model: Logistic Regression</text:p>
        </text:list-item>
      </text:list>
      <text:p text:style-name="Horizontal_20_Line"/>
      <text:h text:style-name="Heading_20_3" text:outline-level="3"><text:span text:style-name="Strong_20_Emphasis">2. Dataset Overview</text:span></text:h>
      <text:list text:style-name="L2">
        <text:list-item>
          <text:p text:style-name="P3">Description of the source dataset (German Credit Data)</text:p>
        </text:list-item>
        <text:list-item>
          <text:p text:style-name="P3">Key variables (categorical and numeric)</text:p>
        </text:list-item>
        <text:list-item>
          <text:p text:style-name="P3">Target variable: <text:span text:style-name="Source_20_Text">CreditRisk</text:span> (binary: 0 = good, 1 = bad)</text:p>
        </text:list-item>
        <text:list-item>
          <text:p text:style-name="P3">Preprocessing steps (e.g., one-hot encoding, label conversion)</text:p>
        </text:list-item>
      </text:list>
      <text:p text:style-name="Horizontal_20_Line"/>
      <text:h text:style-name="Heading_20_3" text:outline-level="3"><text:span text:style-name="Strong_20_Emphasis">3. Modeling Approach</text:span></text:h>
      <text:list text:style-name="L3">
        <text:list-item>
          <text:p text:style-name="P4">Justification for choosing Logistic Regression</text:p>
        </text:list-item>
        <text:list-item>
          <text:p text:style-name="P4">Description of the pipeline:</text:p>
          <text:list>
            <text:list-item>
              <text:p text:style-name="P4">Data splitting (train-test)</text:p>
            </text:list-item>
            <text:list-item>
              <text:p text:style-name="P4">OneHotEncoder for categorical features</text:p>
            </text:list-item>
            <text:list-item>
              <text:p text:style-name="P4">Passthrough for numerical features</text:p>
            </text:list-item>
            <text:list-item>
              <text:p text:style-name="P4">LogisticRegression with solver and max_iter settings</text:p>
            </text:list-item>
          </text:list>
        </text:list-item>
        <text:list-item>
          <text:p text:style-name="P4">Hyperparameter choices and rationale</text:p>
        </text:list-item>
      </text:list>
      <text:p text:style-name="Horizontal_20_Line"/>
      <text:h text:style-name="Heading_20_3" text:outline-level="3"><text:span text:style-name="Strong_20_Emphasis">4. Model Performance</text:span></text:h>
      <text:list text:style-name="L4">
        <text:list-item>
          <text:p text:style-name="P5">Summary of metrics from <text:span text:style-name="Source_20_Text">classification_report</text:span>:</text:p>
          <text:list>
            <text:list-item>
              <text:p text:style-name="P5">Accuracy</text:p>
            </text:list-item>
            <text:list-item>
              <text:p text:style-name="P5">Precision</text:p>
            </text:list-item>
            <text:list-item>
              <text:p text:style-name="P5">Recall</text:p>
            </text:list-item>
            <text:list-item>
              <text:p text:style-name="P5">F1-score</text:p>
            </text:list-item>
          </text:list>
        </text:list-item>
        <text:list-item>
          <text:p text:style-name="P5">Discussion of how the model performs on each class</text:p>
        </text:list-item>
        <text:list-item>
          <text:p text:style-name="P11">Confusion matrix (optional, for further clarity)</text:p>
        </text:list-item>
      </text:list>
      <text:p text:style-name="Horizontal_20_Line"/>
      <text:h text:style-name="Heading_20_3" text:outline-level="3"><text:soft-page-break/><text:span text:style-name="Strong_20_Emphasis">5. Feature Importance and Interpretation</text:span></text:h>
      <text:list text:style-name="L5">
        <text:list-item>
          <text:p text:style-name="P6">Description of how feature coefficients were extracted</text:p>
        </text:list-item>
        <text:list-item>
          <text:p text:style-name="P6">Explanation of logistic regression coefficients (positive = more likely to deny)</text:p>
        </text:list-item>
        <text:list-item>
          <text:p text:style-name="P6">Table or bar chart of top 10 most and least influential features</text:p>
        </text:list-item>
        <text:list-item>
          <text:p text:style-name="P6">Interpretation of specific examples (e.g., <text:span text:style-name="Source_20_Text">ForeignWorker</text:span>, <text:span text:style-name="Source_20_Text">EmploymentSince</text:span>, etc.)</text:p>
        </text:list-item>
      </text:list>
      <text:p text:style-name="Horizontal_20_Line"/>
      <text:h text:style-name="Heading_20_3" text:outline-level="3"><text:span text:style-name="Strong_20_Emphasis">6. Fairness Evaluation</text:span></text:h>
      <text:list text:style-name="L6">
        <text:list-item>
          <text:p text:style-name="P7">Identification of sensitive features (e.g., sex, nationality, age)</text:p>
        </text:list-item>
        <text:list-item>
          <text:p text:style-name="P7">Analysis of how these features impact model output</text:p>
        </text:list-item>
        <text:list-item>
          <text:p text:style-name="P7">Discussion on whether the model introduces or perpetuates bias</text:p>
        </text:list-item>
        <text:list-item>
          <text:p text:style-name="P7">Proposed mitigations (e.g., feature exclusion, fairness-aware algorithms)</text:p>
        </text:list-item>
      </text:list>
      <text:p text:style-name="Horizontal_20_Line"/>
      <text:h text:style-name="Heading_20_3" text:outline-level="3"><text:span text:style-name="Strong_20_Emphasis">7. Limitations</text:span></text:h>
      <text:list text:style-name="L7">
        <text:list-item>
          <text:p text:style-name="P8">Assumption of linearity in Logistic Regression</text:p>
        </text:list-item>
        <text:list-item>
          <text:p text:style-name="P8">One-hot encoding expansion → potential overfitting</text:p>
        </text:list-item>
        <text:list-item>
          <text:p text:style-name="P8">No modeling of feature interactions or non-linear effects</text:p>
        </text:list-item>
        <text:list-item>
          <text:p text:style-name="P8">Dependence on potentially outdated or biased dataset</text:p>
        </text:list-item>
      </text:list>
      <text:p text:style-name="Horizontal_20_Line"/>
      <text:h text:style-name="Heading_20_3" text:outline-level="3"><text:span text:style-name="Strong_20_Emphasis">8. Ethical and Societal Implications</text:span></text:h>
      <text:list text:style-name="L8">
        <text:list-item>
          <text:p text:style-name="P9">Risk of discriminatory practices and algorithmic bias</text:p>
        </text:list-item>
        <text:list-item>
          <text:p text:style-name="P9">Impact of incorrect predictions (e.g., denial of loans to deserving individuals)</text:p>
        </text:list-item>
        <text:list-item>
          <text:p text:style-name="P9">Transparency and explainability tradeoffs</text:p>
        </text:list-item>
        <text:list-item>
          <text:p text:style-name="P9">Legal compliance and obligations (e.g., GDPR, Equal Credit Opportunity Act)</text:p>
        </text:list-item>
        <text:list-item>
          <text:p text:style-name="P9">Potential for real-world harm or systemic inequality</text:p>
        </text:list-item>
      </text:list>
      <text:p text:style-name="Horizontal_20_Line"/>
      <text:h text:style-name="Heading_20_3" text:outline-level="3"><text:span text:style-name="Strong_20_Emphasis">9. Conclusion and Future Directions</text:span></text:h>
      <text:list text:style-name="L9">
        <text:list-item>
          <text:p text:style-name="P10">Summary of findings (performance vs fairness)</text:p>
        </text:list-item>
        <text:list-item>
          <text:p text:style-name="P10">Recommendation: Can the model be responsibly deployed?</text:p>
        </text:list-item>
        <text:list-item>
          <text:p text:style-name="P10">Future improvements (e.g., more robust model, fairness constraints, real-world testing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1:33:02.184947550</meta:creation-date>
    <dc:date>2025-05-08T11:53:07.805218308</dc:date>
    <meta:editing-duration>PT9M2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2" meta:word-count="345" meta:character-count="2342" meta:non-whitespace-character-count="2091"/>
  </office:meta>
</office:document-meta>
</file>